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Roboto, 'Segoe UI', 'Helvetica Neue', 'Lucida Grande', Arial, 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fo:font-weight="bold" style:font-weight-asian="bold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fo:font-weight="bold" officeooo:paragraph-rsid="002fc324" style:font-weight-asian="bold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fo:font-weight="bold" officeooo:paragraph-rsid="0046a035" style:font-weight-asian="bold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fo:font-weight="bold" officeooo:rsid="0013cbee" officeooo:paragraph-rsid="003bc97e" style:font-weight-asian="bold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fo:font-weight="bold" officeooo:rsid="003e6bfd" officeooo:paragraph-rsid="003e6bfd" style:font-weight-asian="bold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fo:font-weight="bold" officeooo:rsid="00416f43" style:font-weight-asian="bold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 fo:break-before="page"/>
    </style:style>
    <style:style style:name="P9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text-align="justify" style:justify-single-word="false" fo:orphans="0" fo:widows="0" fo:text-indent="0cm" style:auto-text-indent="false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paragraph-rsid="00196fd7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paragraph-rsid="002aa005"/>
    </style:style>
    <style:style style:name="P12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text-align="justify" style:justify-single-word="false" fo:orphans="0" fo:widows="0" fo:text-indent="0cm" style:auto-text-indent="false"/>
      <style:text-properties officeooo:paragraph-rsid="002aa005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paragraph-rsid="002b773f"/>
    </style:style>
    <style:style style:name="P14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text-align="justify" style:justify-single-word="false" fo:orphans="0" fo:widows="0" fo:text-indent="0cm" style:auto-text-indent="false"/>
      <style:text-properties officeooo:paragraph-rsid="002b773f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paragraph-rsid="002fc324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paragraph-rsid="003d3a7d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paragraph-rsid="003e6bfd"/>
    </style:style>
    <style:style style:name="P1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paragraph-rsid="0040dc81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justify" style:justify-single-word="false" fo:orphans="0" fo:widows="0"/>
    </style:style>
    <style:style style:name="P2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paragraph-rsid="0046a035"/>
    </style:style>
    <style:style style:name="P21" style:family="paragraph" style:parent-style-name="Standard" style:master-page-name="">
      <loext:graphic-properties draw:fill-gradient-name="gradient" draw:fill-hatch-name="hatch"/>
      <style:paragraph-properties fo:margin-top="0cm" fo:margin-bottom="0.199cm" style:contextual-spacing="false" fo:text-align="center" style:justify-single-word="false" fo:orphans="0" fo:widows="0" style:page-number="auto"/>
      <style:text-properties style:text-underline-style="solid" style:text-underline-width="auto" style:text-underline-color="font-color" fo:font-weight="bold" officeooo:rsid="000bf815" officeooo:paragraph-rsid="000bf815" style:font-weight-asian="bold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center" style:justify-single-word="false" fo:orphans="0" fo:widows="0"/>
      <style:text-properties style:text-underline-style="solid" style:text-underline-width="auto" style:text-underline-color="font-color" fo:font-weight="bold" officeooo:rsid="000bf815" officeooo:paragraph-rsid="003bc97e" style:font-weight-asian="bold" style:font-weight-complex="bold"/>
    </style:style>
    <style:style style:name="P23" style:family="paragraph" style:parent-style-name="Standard" style:master-page-name="">
      <loext:graphic-properties draw:fill-gradient-name="gradient" draw:fill-hatch-name="hatch"/>
      <style:paragraph-properties fo:margin-top="0cm" fo:margin-bottom="0.199cm" style:contextual-spacing="false" fo:text-align="center" style:justify-single-word="false" fo:orphans="0" fo:widows="0" style:page-number="auto" fo:break-before="page"/>
      <style:text-properties style:text-underline-style="solid" style:text-underline-width="auto" style:text-underline-color="font-color" fo:font-weight="bold" officeooo:rsid="000bf815" officeooo:paragraph-rsid="003bc97e" style:font-weight-asian="bold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rsid="0013cbee" officeooo:paragraph-rsid="00253684"/>
    </style:style>
    <style:style style:name="P2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center" style:justify-single-word="false" fo:orphans="0" fo:widows="0"/>
      <style:text-properties officeooo:paragraph-rsid="002b773f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cm" style:contextual-spacing="false" fo:text-align="center" style:justify-single-word="false" fo:orphans="0" fo:widows="0"/>
      <style:text-properties officeooo:paragraph-rsid="0040dc81"/>
    </style:style>
    <style:style style:name="P2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rsid="00359358" officeooo:paragraph-rsid="00359358"/>
    </style:style>
    <style:style style:name="P28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text-align="justify" style:justify-single-word="false" fo:orphans="0" fo:widows="0" fo:text-indent="0cm" style:auto-text-indent="false"/>
      <style:text-properties officeooo:rsid="00359358" officeooo:paragraph-rsid="00359358"/>
    </style:style>
    <style:style style:name="P2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rsid="0040dc81" officeooo:paragraph-rsid="0040dc81"/>
    </style:style>
    <style:style style:name="P3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paragraph-rsid="0046c955"/>
    </style:style>
    <style:style style:name="P31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text-align="justify" style:justify-single-word="false" fo:orphans="0" fo:widows="0" fo:text-indent="0cm" style:auto-text-indent="false"/>
      <style:text-properties officeooo:paragraph-rsid="0046c955"/>
    </style:style>
    <style:style style:name="P3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paragraph-rsid="002aa005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>
        <style:tab-stops>
          <style:tab-stop style:position="2.466cm"/>
        </style:tab-stops>
      </style:paragraph-properties>
      <style:text-properties officeooo:paragraph-rsid="002aa005"/>
    </style:style>
    <style:style style:name="P3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paragraph-rsid="004701b2"/>
    </style:style>
    <style:style style:name="P35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text-align="justify" style:justify-single-word="false" fo:orphans="0" fo:widows="0" fo:text-indent="0cm" style:auto-text-indent="false"/>
      <style:text-properties officeooo:paragraph-rsid="004701b2"/>
    </style:style>
    <style:style style:name="P3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paragraph-rsid="002b773f"/>
    </style:style>
    <style:style style:name="P3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paragraph-rsid="0049b605"/>
    </style:style>
    <style:style style:name="P3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paragraph-rsid="002f1dbe"/>
    </style:style>
    <style:style style:name="P39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text-align="justify" style:justify-single-word="false" fo:orphans="0" fo:widows="0" fo:text-indent="0cm" style:auto-text-indent="false"/>
      <style:text-properties officeooo:rsid="0037c421" officeooo:paragraph-rsid="0046c955"/>
    </style:style>
    <style:style style:name="P4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rsid="00359358" officeooo:paragraph-rsid="004701b2"/>
    </style:style>
    <style:style style:name="P41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text-align="justify" style:justify-single-word="false" fo:orphans="0" fo:widows="0" fo:text-indent="0cm" style:auto-text-indent="false"/>
      <style:text-properties officeooo:rsid="00359358" officeooo:paragraph-rsid="004701b2"/>
    </style:style>
    <style:style style:name="P4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center" style:justify-single-word="false" fo:orphans="0" fo:widows="0"/>
      <style:text-properties officeooo:paragraph-rsid="004701b2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fo:font-weight="bold" officeooo:paragraph-rsid="0046a035" style:font-weight-asian="bold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fo:font-weight="bold" officeooo:rsid="0013cbee" officeooo:paragraph-rsid="004701b2" style:font-weight-asian="bold" style:font-weight-complex="bold"/>
    </style:style>
    <style:style style:name="P45" style:family="paragraph" style:parent-style-name="Standard" style:master-page-name="">
      <loext:graphic-properties draw:fill-gradient-name="gradient" draw:fill-hatch-name="hatch"/>
      <style:paragraph-properties fo:margin-top="0cm" fo:margin-bottom="0.199cm" style:contextual-spacing="false" fo:text-align="center" style:justify-single-word="false" fo:orphans="0" fo:widows="0" style:page-number="auto" fo:break-before="page"/>
      <style:text-properties style:text-underline-style="solid" style:text-underline-width="auto" style:text-underline-color="font-color" fo:font-weight="bold" officeooo:rsid="000bf815" officeooo:paragraph-rsid="004701b2" style:font-weight-asian="bold" style:font-weight-complex="bold"/>
    </style:style>
    <style:style style:name="P46" style:family="paragraph" style:parent-style-name="Standard" style:master-page-name="">
      <loext:graphic-properties draw:fill-gradient-name="gradient" draw:fill-hatch-name="hatch"/>
      <style:paragraph-properties fo:margin-top="0cm" fo:margin-bottom="0.199cm" style:contextual-spacing="false" fo:text-align="center" style:justify-single-word="false" fo:orphans="0" fo:widows="0" style:page-number="auto" fo:break-before="page"/>
      <style:text-properties style:text-underline-style="solid" style:text-underline-width="auto" style:text-underline-color="font-color" fo:font-weight="bold" officeooo:rsid="000bf815" officeooo:paragraph-rsid="004701b2" style:font-weight-asian="bold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 fo:orphans="0" fo:widows="0"/>
      <style:text-properties officeooo:rsid="0013cbee" officeooo:paragraph-rsid="004701b2"/>
    </style:style>
    <style:style style:name="T1" style:family="text">
      <style:text-properties officeooo:rsid="001b1d4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b773f" style:font-weight-asian="bold" style:font-weight-complex="bold"/>
    </style:style>
    <style:style style:name="T4" style:family="text">
      <style:text-properties fo:font-weight="bold" officeooo:rsid="0030a606" style:font-weight-asian="bold" style:font-weight-complex="bold"/>
    </style:style>
    <style:style style:name="T5" style:family="text">
      <style:text-properties fo:font-weight="bold" officeooo:rsid="00188899" style:font-weight-asian="bold" style:font-weight-complex="bold"/>
    </style:style>
    <style:style style:name="T6" style:family="text">
      <style:text-properties fo:font-weight="bold" officeooo:rsid="003e6bfd" style:font-weight-asian="bold" style:font-weight-complex="bold"/>
    </style:style>
    <style:style style:name="T7" style:family="text">
      <style:text-properties fo:font-weight="bold" officeooo:rsid="00416f43" style:font-weight-asian="bold" style:font-weight-complex="bold"/>
    </style:style>
    <style:style style:name="T8" style:family="text">
      <style:text-properties fo:font-weight="bold" officeooo:rsid="00456c82" style:font-weight-asian="bold" style:font-weight-complex="bold"/>
    </style:style>
    <style:style style:name="T9" style:family="text">
      <style:text-properties officeooo:rsid="002652d8"/>
    </style:style>
    <style:style style:name="T10" style:family="text">
      <style:text-properties officeooo:rsid="00295abb"/>
    </style:style>
    <style:style style:name="T11" style:family="text">
      <style:text-properties officeooo:rsid="002b773f"/>
    </style:style>
    <style:style style:name="T12" style:family="text">
      <style:text-properties officeooo:rsid="002d332a"/>
    </style:style>
    <style:style style:name="T13" style:family="text">
      <style:text-properties officeooo:rsid="002f1dbe"/>
    </style:style>
    <style:style style:name="T14" style:family="text">
      <style:text-properties officeooo:rsid="002fc324"/>
    </style:style>
    <style:style style:name="T15" style:family="text">
      <style:text-properties officeooo:rsid="00322a4b"/>
    </style:style>
    <style:style style:name="T16" style:family="text">
      <style:text-properties officeooo:rsid="00359358"/>
    </style:style>
    <style:style style:name="T17" style:family="text">
      <style:text-properties officeooo:rsid="0036a693"/>
    </style:style>
    <style:style style:name="T18" style:family="text">
      <style:text-properties officeooo:rsid="003a2283"/>
    </style:style>
    <style:style style:name="T19" style:family="text">
      <style:text-properties officeooo:rsid="003b240b"/>
    </style:style>
    <style:style style:name="T20" style:family="text">
      <style:text-properties officeooo:rsid="003bc97e"/>
    </style:style>
    <style:style style:name="T21" style:family="text">
      <style:text-properties officeooo:rsid="0030a606"/>
    </style:style>
    <style:style style:name="T22" style:family="text">
      <style:text-properties officeooo:rsid="003e6bfd"/>
    </style:style>
    <style:style style:name="T23" style:family="text">
      <style:text-properties officeooo:rsid="0040dc81"/>
    </style:style>
    <style:style style:name="T24" style:family="text">
      <style:text-properties officeooo:rsid="00416f43"/>
    </style:style>
    <style:style style:name="T25" style:family="text">
      <style:text-properties officeooo:rsid="0041d34e"/>
    </style:style>
    <style:style style:name="T26" style:family="text">
      <style:text-properties officeooo:rsid="004200a3"/>
    </style:style>
    <style:style style:name="T27" style:family="text">
      <style:text-properties officeooo:rsid="004395d0"/>
    </style:style>
    <style:style style:name="T28" style:family="text">
      <style:text-properties officeooo:rsid="0045575f"/>
    </style:style>
    <style:style style:name="T29" style:family="text">
      <style:text-properties officeooo:rsid="00456c82"/>
    </style:style>
    <style:style style:name="T30" style:family="text">
      <style:text-properties officeooo:rsid="0046a035"/>
    </style:style>
    <style:style style:name="T31" style:family="text">
      <style:text-properties officeooo:rsid="0046c955"/>
    </style:style>
    <style:style style:name="T32" style:family="text">
      <style:text-properties officeooo:rsid="004701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EJERCICIOS DE PSEUDOCÓDIGO <text:span text:style-name="T20">1</text:span></text:p>
      <text:p text:style-name="P24"><text:span text:style-name="T2">Los ejercicios se hacen en PSeInt y guardar con el nombre ejercicio_</text:span><text:span text:style-name="T4">X</text:span></text:p>
      <text:p text:style-name="P1"><text:span text:style-name="T9">a) </text:span>Ejercicios estructura secuencial</text:p>
      <text:p text:style-name="P7">Ejercicio 1 </text:p>
      <text:p text:style-name="P7">Escribir un programa que pregunte al usuario su nombre, y luego lo salude.</text:p>
      <text:p text:style-name="P7">Ejercicio 2 </text:p>
      <text:p text:style-name="P7">Calcular el perímetro y área de un rectángulo dada su base y su altura.</text:p>
      <text:p text:style-name="P7">Ejercicio 3 </text:p>
      <text:p text:style-name="P7">Dados los catetos de un triángulo rectángulo, calcular su hipotenusa.</text:p>
      <text:p text:style-name="P7">Ejercicio 4 </text:p>
      <text:p text:style-name="P7">Dados dos números, mostrar la suma, resta, división y multiplicación de ambos.</text:p>
      <text:p text:style-name="P7">Ejercicio 5 </text:p>
      <text:p text:style-name="P7">Escribir un programa que convierta un valor dado en grados Fahrenheit a grados Celsius. <text:span text:style-name="T30">L</text:span>a fórmula para la conversión es: C = (F-32)*5/9</text:p>
      <text:p text:style-name="P7">Ejercicio 6 </text:p>
      <text:p text:style-name="P7">Calcular la media de tres números pedidos por teclado.</text:p>
      <text:p text:style-name="P7">Ejercicio 7 </text:p>
      <text:p text:style-name="P7">Realiza un programa que reciba una cantidad de minutos y muestre por pantalla a cuantas horas y minutos corresponde. Por ejemplo: 1000 minutos son 16 horas y 40 minutos.</text:p>
      <text:p text:style-name="P7">Ejercicio 8 </text:p>
      <text:p text:style-name="P20">Realizar un algoritmo que lea un número y que muestre su raíz cuadrada y su raíz cúbica. PSeInt no tiene ninguna función predefinida que permita calcular la raíz cúbica, ¿<text:span text:style-name="T30">c</text:span>ómo se puede calcular?</text:p>
      <text:p text:style-name="P7">Ejercicio 9 </text:p>
      <text:p text:style-name="P20">Dado un número de dos cifras, diseñe un algoritmo que permita obtener el número invertido. Ejemplo, si se introduce 23 que muestre 32.</text:p>
      <text:p text:style-name="P3"/>
      <text:p text:style-name="P45">EJERCICIOS DE PSEUDOCÓDIGO <text:span text:style-name="T32">2</text:span></text:p>
      <text:p text:style-name="P44">Los ejercicios se hacen en PSeInt y guardar con el nombre ejercicio_<text:span text:style-name="T21">X</text:span></text:p>
      <text:p text:style-name="P3"/>
      <text:p text:style-name="P3"><text:span text:style-name="T10">b) </text:span>Ejercicios estructuras alternativas</text:p>
      <text:p text:style-name="P7">Ejercicio 10 </text:p>
      <text:p text:style-name="P30">Algoritmo que pida dos números e indique si el primero es mayor que el segundo o no.</text:p>
      <text:p text:style-name="P7">Ejercicio 11 </text:p>
      <text:p text:style-name="P30"><text:span text:style-name="T31">Modifica el ejercicio anterior para que diga cuál de los dos números es mayor o si son iguales.</text:span></text:p>
      <text:p text:style-name="P7">Ejercicio 12 </text:p>
      <text:p text:style-name="P30">Algoritmo que pida un número y diga si es positivo, negativo o 0.</text:p>
      <text:p text:style-name="P7">Ejercicio 13 </text:p>
      <text:p text:style-name="P11">Escribe un programa que lea un número e indique si es par o impar.</text:p>
      <text:p text:style-name="P7">Ejercicio 14 </text:p>
      <text:p text:style-name="P33">Crea un programa que pida al usuario dos números y muestre su división si el segundo no es cero, o un mensaje de aviso en caso contrario.</text:p>
      <text:p text:style-name="P7">Ejercicio 15 </text:p>
      <text:p text:style-name="P11">Programa que lea una cadena por teclado y compruebe si es una <text:span text:style-name="T18">está escrita en</text:span> mayúscula<text:span text:style-name="T18">s</text:span>.</text:p>
      <text:p text:style-name="P7">Ejercicio 16 </text:p>
      <text:p text:style-name="P11">Realiza un algoritmo que calcule la potencia, para ello pide por teclado la base y el exponente. Pueden ocurrir tres cosas:</text:p>
      <text:p text:style-name="P12">El exponente sea positivo, sólo tienes que imprimir la potencia.</text:p>
      <text:p text:style-name="P12">El exponente sea 0, el resultado es 1.</text:p>
      <text:p text:style-name="P12">El exponente sea negativo, el resultado es 1/potencia con el exponente positivo.</text:p>
      <text:p text:style-name="P7">Ejercicio 17 </text:p>
      <text:p text:style-name="P30">Programa que lea 3 datos de entrada A, B y C. Estos corresponden a las dimensiones de los lados de un triángulo. El programa debe determinar que tipo de triangulo es, teniendo en cuenta los siguiente:</text:p>
      <text:p text:style-name="P39">Previamente debe comprobar si los tres números forman un triángulo.</text:p>
      <text:p text:style-name="P31">Si se cumple Pitágoras entonces es triángulo rectángulo</text:p>
      <text:p text:style-name="P31">Si los 3 lados son iguales entonces es equilátero.</text:p>
      <text:p text:style-name="P31">Si sólo dos lados del triángulo son iguales entonces es isósceles.</text:p>
      <text:p text:style-name="P31">Si no se cumple ninguna de las condiciones anteriores, es escaleno.</text:p>
      <text:p text:style-name="P7">Ejercicio 18 </text:p>
      <text:p text:style-name="P34">Escribir un programa que lea un año indicar si es bisiesto. Nota: un año es bisiesto si es un número divisible por 4, pero no si <text:span text:style-name="T16">acaba en 00 (es decir, </text:span>es divisible por 100<text:span text:style-name="T16">) salvo</text:span> que también sea divisible por 400.</text:p>
      <text:p text:style-name="P40">Ejemplos: </text:p>
      <text:p text:style-name="P41">1800 no es bisiesto, porque aunque es divisible por 4, también lo es por 100 y no por 400.</text:p>
      <text:p text:style-name="P41">2000 es bisiesto, porque es divisible por 4 y aunque también lo es por 100, lo es por 400.</text:p>
      <text:p text:style-name="P7"><text:soft-page-break/>Ejercicio 19 </text:p>
      <text:p text:style-name="P34">Realiza un programa que pida por teclado el resultado (dato entero) obtenido al lanzar un dado de seis caras y muestre por pantalla el número en letras (dato cadena) de la cara opuesta al resultado obtenido.</text:p>
      <text:p text:style-name="P34">Nota 1: En las caras opuestas de un dado de seis caras están los números: 1-6, 2-5 y 3-4.</text:p>
      <text:p text:style-name="P34">Nota 2: Si el número del dado introducido es menor que 1 o mayor que 6, se mostrará el mensaje:</text:p>
      <text:p text:style-name="P42"><text:s/>“ERROR: número incorrecto.”.</text:p>
      <text:p text:style-name="P34">Ejemplo:</text:p>
      <text:p text:style-name="P35">Introduzca número del dado: 5</text:p>
      <text:p text:style-name="P41">En la cara opuesta está el "dos".</text:p>
      <text:p text:style-name="P7">Ejercicio 20 </text:p>
      <text:p text:style-name="P34">Realiza un programa que pida el día de la semana (del 1 al 7) y escriba el día correspondiente. Si introducimos otro número nos da un error.</text:p>
      <text:p text:style-name="P34"><text:span text:style-name="T3"/></text:p>
      <text:p text:style-name="P45">EJERCICIOS DE PSEUDOCÓDIGO <text:span text:style-name="T32">3</text:span></text:p>
      <text:p text:style-name="P47"><text:span text:style-name="T3">Los ejercicios se hacen en PSeInt y guardar con el nombre ejercicio_</text:span><text:span text:style-name="T4">X</text:span></text:p>
      <text:p text:style-name="P34"><text:span text:style-name="T3">c) </text:span><text:span text:style-name="T2">Ejercicios estructuras repetitivas</text:span></text:p>
      <text:p text:style-name="P7">Ejercicio <text:span text:style-name="T11">2</text:span>1</text:p>
      <text:p text:style-name="P7">Crea una aplicación que pida un número y calcule su factorial (El factorial de un número es el producto de todos los enteros entre 1 y el propio número y se representa por el número seguido de un signo de exclamación. Por ejemplo 5! = 1x2x3x4x5=120)</text:p>
      <text:p text:style-name="P7">Ejercicio <text:span text:style-name="T11">22</text:span></text:p>
      <text:p text:style-name="P13">Algoritmo que pida números hasta que se introduzca un cero. Debe imprimir la suma y la media de todos los números introducidos.</text:p>
      <text:p text:style-name="P7">Ejercicio <text:span text:style-name="T11">23</text:span></text:p>
      <text:p text:style-name="P37">Realizar un algoritmo que pida números (se pedirá por teclado la cantidad de números a introducir). El programa debe informar de cuantos números introducidos son mayores que 0, menores que 0 e iguales a 0.</text:p>
      <text:p text:style-name="P7">Ejercicio <text:span text:style-name="T11">24</text:span></text:p>
      <text:p text:style-name="P37">Algoritmo que pida caracteres e imprima ‘VOCAL’ si son vocales y ‘NO VOCAL’ en caso contrario, el programa termina cuando se introduce un espacio.</text:p>
      <text:p text:style-name="P7">Ejercicio <text:span text:style-name="T12">25</text:span></text:p>
      <text:p text:style-name="P37">Realizar una algoritmo que muestre la tabla de multiplicar de un número introducido por teclado.</text:p>
      <text:p text:style-name="P7">Ejercicio 2<text:span text:style-name="T12">6</text:span></text:p>
      <text:p text:style-name="P37">Escribe un programa que diga si un número introducido por teclado es o no primo. Un número primo es aquel que sólo es divisible entre él mismo y la unidad. Nota: Es suficiente probar hasta la raíz cuadrada del número para ver si es divisible por algún otro número.</text:p>
      <text:p text:style-name="P7">Ejercicio <text:span text:style-name="T13">27</text:span></text:p>
      <text:p text:style-name="P37">Escribir por pantalla cada carácter de una cadena introducida por teclado.</text:p>
      <text:p text:style-name="P7">Ejercicio <text:span text:style-name="T13">28</text:span></text:p>
      <text:p text:style-name="P37">Realizar un programa que dada una cadena de caracteres por caracteres, genere otra cadena resultado de invertir la primera.</text:p>
      <text:p text:style-name="P7">Ejercicio <text:span text:style-name="T13">29</text:span></text:p>
      <text:p text:style-name="P37">Realizar un algoritmo que permita descomponer un número en sus factores primos.</text:p>
      <text:p text:style-name="P7">Ejercicio <text:span text:style-name="T13">30</text:span></text:p>
      <text:p text:style-name="P38">Haz un programa que te pregunte por un nº de DNI, y calcule la letra. La letra se calcula dividiendo el DNI entre 23, el resto será un valor del 0 al 22, que será la posición de la cadena "TRWAGMYFPDXBNJZSQVHLCKE"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Roboto, 'Segoe UI', 'Helvetica Neue', 'Lucida Grande', 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19:42:38.217000000</meta:creation-date>
    <dc:date>2022-04-13T20:39:05.967000000</dc:date>
    <meta:editing-duration>P1DT15H10M17S</meta:editing-duration>
    <meta:editing-cycles>57</meta:editing-cycles>
    <meta:generator>LibreOffice/7.3.0.3$Windows_X86_64 LibreOffice_project/0f246aa12d0eee4a0f7adcefbf7c878fc2238db3</meta:generator>
    <dc:creator>Paqui Roger</dc:creator>
    <meta:document-statistic meta:table-count="0" meta:image-count="0" meta:object-count="0" meta:page-count="4" meta:paragraph-count="86" meta:word-count="1000" meta:character-count="5707" meta:non-whitespace-character-count="4771"/>
  </office:meta>
</office:document-meta>
</file>